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4226d" officeooo:paragraph-rsid="0014226d"/>
    </style:style>
    <style:style style:name="P2" style:family="paragraph" style:parent-style-name="Standard">
      <style:paragraph-properties fo:text-align="start" style:justify-single-word="false"/>
      <style:text-properties officeooo:rsid="0020ff68" officeooo:paragraph-rsid="0020ff68"/>
    </style:style>
    <style:style style:name="P3" style:family="paragraph" style:parent-style-name="Standard" style:list-style-name="L1">
      <style:paragraph-properties fo:text-align="start" style:justify-single-word="false"/>
      <style:text-properties officeooo:rsid="0016cd72" officeooo:paragraph-rsid="0016cd72"/>
    </style:style>
    <style:style style:name="P4" style:family="paragraph" style:parent-style-name="Standard" style:list-style-name="L1">
      <style:paragraph-properties fo:text-align="start" style:justify-single-word="false"/>
      <style:text-properties officeooo:rsid="0018742c" officeooo:paragraph-rsid="0018742c"/>
    </style:style>
    <style:style style:name="P5" style:family="paragraph" style:parent-style-name="Standard" style:list-style-name="L1">
      <style:paragraph-properties fo:text-align="start" style:justify-single-word="false"/>
      <style:text-properties officeooo:rsid="00193332" officeooo:paragraph-rsid="00193332"/>
    </style:style>
    <style:style style:name="P6" style:family="paragraph" style:parent-style-name="Standard" style:list-style-name="L1">
      <style:paragraph-properties fo:text-align="start" style:justify-single-word="false"/>
      <style:text-properties officeooo:rsid="00198ef2" officeooo:paragraph-rsid="00198ef2"/>
    </style:style>
    <style:style style:name="P7" style:family="paragraph" style:parent-style-name="Standard" style:list-style-name="L1">
      <style:paragraph-properties fo:text-align="start" style:justify-single-word="false"/>
      <style:text-properties officeooo:rsid="001b0d08" officeooo:paragraph-rsid="001d0c82"/>
    </style:style>
    <style:style style:name="P8" style:family="paragraph" style:parent-style-name="Standard">
      <style:paragraph-properties fo:text-align="start" style:justify-single-word="false"/>
      <style:text-properties style:text-position="0% 100%" officeooo:rsid="001ee951" officeooo:paragraph-rsid="001d0c82"/>
    </style:style>
    <style:style style:name="P9" style:family="paragraph" style:parent-style-name="Standard">
      <style:paragraph-properties fo:text-align="start" style:justify-single-word="false"/>
      <style:text-properties style:text-position="0% 100%" officeooo:rsid="0020ff68" officeooo:paragraph-rsid="0020ff68"/>
    </style:style>
    <style:style style:name="P10" style:family="paragraph" style:parent-style-name="Standard" style:list-style-name="L2">
      <style:paragraph-properties fo:text-align="start" style:justify-single-word="false"/>
      <style:text-properties style:text-position="0% 100%" officeooo:rsid="0020ff68" officeooo:paragraph-rsid="0020ff68"/>
    </style:style>
    <style:style style:name="P11" style:family="paragraph" style:parent-style-name="Standard" style:list-style-name="L2">
      <style:paragraph-properties fo:text-align="start" style:justify-single-word="false"/>
      <style:text-properties style:text-position="0% 100%" officeooo:rsid="0020ff68" officeooo:paragraph-rsid="00226460"/>
    </style:style>
    <style:style style:name="P12" style:family="paragraph" style:parent-style-name="Standard" style:list-style-name="L2">
      <style:paragraph-properties fo:text-align="start" style:justify-single-word="false"/>
      <style:text-properties style:text-position="0% 100%" officeooo:rsid="0020ff68" officeooo:paragraph-rsid="0027065c"/>
    </style:style>
    <style:style style:name="P13" style:family="paragraph" style:parent-style-name="Standard" style:list-style-name="L2">
      <style:paragraph-properties fo:text-align="start" style:justify-single-word="false"/>
      <style:text-properties style:text-position="0% 100%" officeooo:rsid="0023719e" officeooo:paragraph-rsid="0023719e"/>
    </style:style>
    <style:style style:name="P14" style:family="paragraph" style:parent-style-name="Standard" style:list-style-name="L2">
      <style:paragraph-properties fo:text-align="start" style:justify-single-word="false"/>
      <style:text-properties style:text-position="0% 100%" officeooo:rsid="0027a907" officeooo:paragraph-rsid="0027a907"/>
    </style:style>
    <style:style style:name="P15" style:family="paragraph" style:parent-style-name="Standard" style:list-style-name="L2">
      <style:paragraph-properties fo:text-align="start" style:justify-single-word="false"/>
      <style:text-properties officeooo:paragraph-rsid="0023719e"/>
    </style:style>
    <style:style style:name="T1" style:family="text">
      <style:text-properties style:text-position="super 58%"/>
    </style:style>
    <style:style style:name="T2" style:family="text">
      <style:text-properties style:text-position="super 58%" officeooo:rsid="0019ca6d"/>
    </style:style>
    <style:style style:name="T3" style:family="text">
      <style:text-properties style:text-position="super 58%" officeooo:rsid="001d0c82"/>
    </style:style>
    <style:style style:name="T4" style:family="text">
      <style:text-properties style:text-position="0% 100%"/>
    </style:style>
    <style:style style:name="T5" style:family="text">
      <style:text-properties style:text-position="0% 100%" officeooo:rsid="0019ca6d"/>
    </style:style>
    <style:style style:name="T6" style:family="text">
      <style:text-properties style:text-position="0% 100%" officeooo:rsid="001d0c82"/>
    </style:style>
    <style:style style:name="T7" style:family="text">
      <style:text-properties style:text-position="0% 100%" officeooo:rsid="001ee951"/>
    </style:style>
    <style:style style:name="T8" style:family="text">
      <style:text-properties style:text-position="0% 100%" officeooo:rsid="002097e7"/>
    </style:style>
    <style:style style:name="T9" style:family="text">
      <style:text-properties style:text-position="0% 100%" officeooo:rsid="0023719e"/>
    </style:style>
    <style:style style:name="T10" style:family="text">
      <style:text-properties style:text-position="0% 100%" officeooo:rsid="002486d3"/>
    </style:style>
    <style:style style:name="T11" style:family="text">
      <style:text-properties style:text-position="0% 100%" officeooo:rsid="00264bea"/>
    </style:style>
    <style:style style:name="T12" style:family="text">
      <style:text-properties officeooo:rsid="002956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sim Semchuk</text:p>
      <text:p text:style-name="P1">CS 491</text:p>
      <text:p text:style-name="P1">Homework #2</text:p>
      <text:p text:style-name="P1"/>
      <text:list xml:id="list1738732625" text:style-name="L1">
        <text:list-item>
          <text:p text:style-name="P3">SHA-3 with a untruncated bitlength of 256 or 512.</text:p>
        </text:list-item>
        <text:list-item>
          <text:p text:style-name="P4">The number of integers between 1 and n which are coprime to n.</text:p>
        </text:list-item>
        <text:list-item>
          <text:p text:style-name="P5">It is harder to factorize large prime numbers, then it is small numbers.</text:p>
        </text:list-item>
        <text:list-item>
          <text:p text:style-name="P6">Given a key with 256 bits:</text:p>
          <text:list>
            <text:list-item>
              <text:p text:style-name="P6">2<text:span text:style-name="T1">256</text:span><text:span text:style-name="T4"> potential keys – </text:span><text:span text:style-name="T5">2</text:span><text:span text:style-name="T2">255</text:span><text:span text:style-name="T5"> before success is expected.</text:span></text:p>
            </text:list-item>
            <text:list-item>
              <text:p text:style-name="P7"><text:span text:style-name="T5">A</text:span><text:span text:style-name="T4">ssuming: <text:s/>[ (2</text:span><text:span text:style-name="T1">256</text:span><text:span text:style-name="T4"> keys ×16) / (4.4201×10^17 Flops/s) ] ≈ 1.329107×10</text:span><text:span text:style-name="T1">53</text:span><text:span text:style-name="T4"> years </text:span><text:span text:style-name="T6">of compute time for the Japanese Fugaku Supercomputer. I would say, yes it is a good sized key since the age of the universe is estimated to be only 9.6</text:span><text:span text:style-name="T4">×</text:span><text:span text:style-name="T6">10</text:span><text:span text:style-name="T3">42</text:span><text:span text:style-name="T6"> years. </text:span><text:span text:style-name="T7">Even assuming that they manage to guess it in half the time, it will still be longer then the current age of the universe. It will take so long to decrypt that, by the time you get it, it wont matter anymore… and </text:span><text:span text:style-name="T8">didn't</text:span><text:span text:style-name="T7"> for the past several trillion years.</text:span></text:p>
            </text:list-item>
          </text:list>
        </text:list-item>
      </text:list>
      <text:p text:style-name="P8"/>
      <text:p text:style-name="P8"/>
      <text:p text:style-name="P2"><text:span text:style-name="T7">P</text:span><text:span text:style-name="T4">art 2:</text:span></text:p>
      <text:p text:style-name="P9"/>
      <text:list xml:id="list298941505" text:style-name="L2">
        <text:list-item>
          <text:p text:style-name="P10">Question 1: What exact command did you use in Step 3?</text:p>
          <text:list>
            <text:list-item>
              <text:p text:style-name="P11">I used:</text:p>
              <text:list>
                <text:list-item>
                  <text:p text:style-name="P11">openssl enc -aes-128-ecb -in testfile.txt -out testfile.txt.aes -K 'E33202510575DF98CD66D5F35A1915D0' -iv '582221FEB84119C54FC41FBED8E9D778'</text:p>
                  <text:list>
                    <text:list-item>
                      <text:p text:style-name="P11">Though, since chaining in between blocks is NOT used, the IV is not needed and is ignored due to the fact that aes in ecb mode is used.</text:p>
                    </text:list-item>
                  </text:list>
                </text:list-item>
              </text:list>
            </text:list-item>
          </text:list>
        </text:list-item>
        <text:list-item>
          <text:p text:style-name="P13">Question 2:</text:p>
          <text:list>
            <text:list-item>
              <text:list>
                <text:list-item>
                  <text:p text:style-name="P13">semchuk2@snares:~/Desktop/CS491/hw2$ hexdump -C testfile.txt.aes</text:p>
                </text:list-item>
                <text:list-item>
                  <text:p text:style-name="P15"><text:span text:style-name="T9">00000000 <text:s/>0b f9 f9 34 2a 40 f1 7d <text:s/>4e 91 76 4c e9 af e7 14 <text:s/>|...4*@.}N.vL....|</text:span></text:p>
                </text:list-item>
                <text:list-item>
                  <text:p text:style-name="P13">00000010 <text:s/>f4 99 86 e0 93 da 7e 24 <text:s/>31 f4 42 50 08 54 db 5e <text:s/>|......~$1.BP.T.^|</text:p>
                </text:list-item>
                <text:list-item>
                  <text:p text:style-name="P13">00000020</text:p>
                </text:list-item>
                <text:list-item>
                  <text:p text:style-name="P13">semchuk2@snares:~/Desktop/CS491/hw2$ hexdump -C testfilecopy.txt.aes </text:p>
                </text:list-item>
                <text:list-item>
                  <text:p text:style-name="P13">00000000 <text:s/>38 8e 7c 28 c4 40 ed a7 <text:s/>1a 61 6f 6f 0c 1e 5e b7 <text:s/>|8.|(.@...aoo..^.|</text:p>
                </text:list-item>
                <text:list-item>
                  <text:p text:style-name="P13">00000010 <text:s/>f4 99 86 e0 93 da 7e 24 <text:s/>31 f4 42 50 08 54 db 5e <text:s/>|......~$1.BP.T.^|</text:p>
                </text:list-item>
                <text:list-item>
                  <text:p text:style-name="P13">00000020</text:p>
                </text:list-item>
              </text:list>
            </text:list-item>
            <text:list-item>
              <text:p text:style-name="P15"><text:span text:style-name="T9">the first set of </text:span><text:span text:style-name="T10">16 bytes are different, but the </text:span><text:span text:style-name="T11">next 16</text:span><text:span text:style-name="T10"> are the same.</text:span></text:p>
            </text:list-item>
          </text:list>
        </text:list-item>
        <text:list-item>
          <text:p text:style-name="P12">What differences do you observe in your results? How does this difference</text:p>
          <text:p text:style-name="P12">impact security?</text:p>
          <text:list>
            <text:list-item>
              <text:list>
                <text:list-item>
                  <text:p text:style-name="P12">semchuk2@snares:~/Desktop/CS491/hw2$ hexdump -C testfile.txt.aes </text:p>
                </text:list-item>
                <text:list-item>
                  <text:p text:style-name="P10">00000000 <text:s/>22 86 a9 4b f3 5e 25 3c <text:s/>0d e3 d2 43 a5 e1 45 43 <text:s/>|"..K.^%&lt;...C..EC|</text:p>
                </text:list-item>
                <text:list-item>
                  <text:p text:style-name="P10">00000010 <text:s/>de b9 48 43 5c d4 01 8b <text:s/>d8 95 44 03 92 14 c7 5c <text:s/>|..HC\.....D....\|</text:p>
                </text:list-item>
                <text:list-item>
                  <text:p text:style-name="P10">00000020</text:p>
                </text:list-item>
                <text:list-item>
                  <text:p text:style-name="P10">semchuk2@snares:~/Desktop/CS491/hw2$ hexdump -C testfilecopy.txt.aes </text:p>
                </text:list-item>
                <text:list-item>
                  <text:p text:style-name="P10">00000000 <text:s/>57 8e 0d 16 05 0d 02 0c <text:s/>66 ec 02 7f b4 5f 0b 9e <text:s/>|W.......f...._..|</text:p>
                </text:list-item>
                <text:list-item>
                  <text:p text:style-name="P10">00000010 <text:s/>15 54 e7 ae fc bb 54 e6 <text:s/>af 00 a2 f9 cb fc ba 98 <text:s/>|.T....T.........|</text:p>
                </text:list-item>
                <text:list-item>
                  <text:p text:style-name="P10">00000020</text:p>
                </text:list-item>
              </text:list>
            </text:list-item>
            <text:list-item>
              <text:p text:style-name="P14">Here the lines are all completely different, and no byte arrays match. <text:span text:style-name="T12">This impacts security because even a small change in the file compounds, leading to a completely different </text:span><text:soft-page-break/><text:span text:style-name="T12">looking encryption hexdump, and not allowing any collision type attacks where the attacker can use similar outputs to reverse engineer the key in order to decrypt the file.</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14:30:43.644089396</meta:creation-date>
    <meta:generator>LibreOffice/6.4.6.2$Linux_X86_64 LibreOffice_project/40$Build-2</meta:generator>
    <dc:date>2021-04-13T21:01:00.005978521</dc:date>
    <meta:editing-duration>PT1H24M28S</meta:editing-duration>
    <meta:editing-cycles>17</meta:editing-cycles>
    <meta:document-statistic meta:table-count="0" meta:image-count="0" meta:object-count="0" meta:page-count="2" meta:paragraph-count="35" meta:word-count="484" meta:character-count="2618" meta:non-whitespace-character-count="2170"/>
  </office:meta>
</office:document-meta>
</file>